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582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96" table:number-columns-spanned="22" table:number-rows-spanned="1"/>
          <table:covered-table-cell table:number-columns-repeated="21" table:style-name="ce9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98" office:value-type="string" calcext:value-type="string" table:number-columns-spanned="4" table:number-rows-spanned="1">
            <text:p>Februar</text:p>
          </table:table-cell>
          <table:covered-table-cell table:number-columns-repeated="3" table:style-name="ce98"/>
          <table:table-cell table:style-name="ce112" office:value-type="string" calcext:value-type="string" table:number-columns-spanned="4" table:number-rows-spanned="1">
            <text:p>März</text:p>
          </table:table-cell>
          <table:covered-table-cell table:number-columns-repeated="3" table:style-name="ce112"/>
          <table:table-cell table:style-name="ce120" office:value-type="string" calcext:value-type="string" table:number-columns-spanned="5" table:number-rows-spanned="1">
            <text:p>April</text:p>
          </table:table-cell>
          <table:covered-table-cell table:number-columns-repeated="4" table:style-name="ce120"/>
          <table:table-cell table:style-name="ce98" office:value-type="string" calcext:value-type="string" table:number-columns-spanned="4" table:number-rows-spanned="1">
            <text:p>Mai</text:p>
          </table:table-cell>
          <table:covered-table-cell table:number-columns-repeated="3" table:style-name="ce98"/>
          <table:table-cell table:style-name="ce98" office:value-type="string" calcext:value-type="string" table:number-columns-spanned="5" table:number-rows-spanned="1">
            <text:p>Juni</text:p>
          </table:table-cell>
          <table:covered-table-cell table:number-columns-repeated="4" table:style-name="ce98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15])" office:value-type="float" office:value="64" calcext:value-type="float">
            <text:p>64</text:p>
          </table:table-cell>
          <table:table-cell table:style-name="ce44" table:formula="of:=SUM([.D5:.D15])" office:value-type="float" office:value="51" calcext:value-type="float">
            <text:p>51</text:p>
          </table:table-cell>
          <table:table-cell table:style-name="ce44" table:formula="of:=SUM([.E5:.E15])" office:value-type="float" office:value="-13" calcext:value-type="float">
            <text:p>-13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1.1</text:p>
            </table:table-cell>
            <table:table-cell table:style-name="ce12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2</text:p>
            </table:table-cell>
            <table:table-cell table:style-name="ce12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3</text:p>
            </table:table-cell>
            <table:table-cell table:style-name="ce12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4</text:p>
            </table:table-cell>
            <table:table-cell table:style-name="ce12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5</text:p>
            </table:table-cell>
            <table:table-cell table:style-name="ce12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189"/>
            <table:table-cell table:style-name="ce191"/>
            <table:table-cell table:style-name="ce84" table:number-columns-repeated="1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6</text:p>
            </table:table-cell>
            <table:table-cell table:style-name="ce12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189"/>
            <table:table-cell table:style-name="ce191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7</text:p>
            </table:table-cell>
            <table:table-cell table:style-name="ce12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8</text:p>
            </table:table-cell>
            <table:table-cell table:style-name="ce12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45" table:formula="of:=[.D12]-[.C12]" office:value-type="float" office:value="-3" calcext:value-type="float">
              <text:p>-3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189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9</text:p>
            </table:table-cell>
            <table:table-cell table:style-name="ce126" office:value-type="string" calcext:value-type="string">
              <text:p>Varianten evaluieren &amp; auswähl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3]-[.C13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0</text:p>
            </table:table-cell>
            <table:table-cell table:style-name="ce126" office:value-type="string" calcext:value-type="string">
              <text:p>Wirtschaftlichkeit evaluieren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4]-[.C14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1</text:p>
            </table:table-cell>
            <table:table-cell table:style-name="ce12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D15]-[.C15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189" table:number-columns-repeated="2"/>
            <table:table-cell table:style-name="ce97"/>
            <table:table-cell table:style-name="ce84" table:number-columns-repeated="5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17:.C22])" office:value-type="float" office:value="66" calcext:value-type="float">
            <text:p>66</text:p>
          </table:table-cell>
          <table:table-cell table:style-name="ce44" table:formula="of:=SUM([.D17:.D22])" office:value-type="float" office:value="2" calcext:value-type="float">
            <text:p>2</text:p>
          </table:table-cell>
          <table:table-cell table:style-name="ce44" table:formula="of:=SUM([.E17:.E22])" office:value-type="float" office:value="-64" calcext:value-type="float">
            <text:p>-64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6" office:value-type="string" calcext:value-type="string">
              <text:p>3.1</text:p>
            </table:table-cell>
            <table:table-cell table:style-name="ce126" office:value-type="string" calcext:value-type="string">
              <text:p>Portalnamen find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7]-[.C17]" office:value-type="float" office:value="0" calcext:value-type="float">
              <text:p>0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2</text:p>
            </table:table-cell>
            <table:table-cell table:style-name="ce12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8]-[.C18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3</text:p>
            </table:table-cell>
            <table:table-cell table:style-name="ce12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9]-[.C19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4</text:p>
            </table:table-cell>
            <table:table-cell table:style-name="ce12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5</text:p>
            </table:table-cell>
            <table:table-cell table:style-name="ce12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1]-[.C21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6</text:p>
            </table:table-cell>
            <table:table-cell table:style-name="ce12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24:.C30])" office:value-type="float" office:value="136" calcext:value-type="float">
            <text:p>136</text:p>
          </table:table-cell>
          <table:table-cell table:style-name="ce44" table:formula="of:=SUM([.D24:.D30])" office:value-type="float" office:value="0" calcext:value-type="float">
            <text:p>0</text:p>
          </table:table-cell>
          <table:table-cell table:style-name="ce44" table:formula="of:=SUM([.E24:.E30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4.1</text:p>
            </table:table-cell>
            <table:table-cell table:style-name="ce12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2</text:p>
            </table:table-cell>
            <table:table-cell table:style-name="ce12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3</text:p>
            </table:table-cell>
            <table:table-cell table:style-name="ce12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4</text:p>
            </table:table-cell>
            <table:table-cell table:style-name="ce12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7]-[.C2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5</text:p>
            </table:table-cell>
            <table:table-cell table:style-name="ce12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8]-[.C28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6</text:p>
            </table:table-cell>
            <table:table-cell table:style-name="ce12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9]-[.C29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7</text:p>
            </table:table-cell>
            <table:table-cell table:style-name="ce125" office:value-type="string" calcext:value-type="string">
              <text:p>Tests erstellen</text:p>
            </table:table-cell>
            <table:table-cell table:style-name="ce45" table:formula="of:=SUM([.C25:.C29])*0.75" office:value-type="float" office:value="48" calcext:value-type="float">
              <text:p>48</text:p>
            </table:table-cell>
            <table:table-cell table:style-name="ce45"/>
            <table:table-cell table:style-name="ce46" table:formula="of:=[.D30]-[.C30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4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32:.C35])" office:value-type="float" office:value="36" calcext:value-type="float">
              <text:p>36</text:p>
            </table:table-cell>
            <table:table-cell table:style-name="ce44" table:formula="of:=SUM([.D32:.D35])" office:value-type="float" office:value="0" calcext:value-type="float">
              <text:p>0</text:p>
            </table:table-cell>
            <table:table-cell table:style-name="ce44" table:formula="of:=SUM([.E32:.E35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1</text:p>
            </table:table-cell>
            <table:table-cell table:style-name="ce12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2]-[.C3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2</text:p>
            </table:table-cell>
            <table:table-cell table:style-name="ce12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3]-[.C33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3</text:p>
            </table:table-cell>
            <table:table-cell table:style-name="ce12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4]-[.C34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4</text:p>
            </table:table-cell>
            <table:table-cell table:style-name="ce12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5]-[.C35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7:.C22];[.C24:.C30];[.C32:.C35])" office:value-type="float" office:value="286" calcext:value-type="float">
            <text:p>286</text:p>
          </table:table-cell>
          <table:table-cell table:style-name="ce54" table:formula="of:=SUM([.D5:.D9];[.D10:.D13];[.D17:.D22];[.D24:.D30];[.D32:.D35])" office:value-type="float" office:value="49" calcext:value-type="float">
            <text:p>49</text:p>
          </table:table-cell>
          <table:table-cell table:style-name="ce54" table:formula="of:=SUM([.E5:.E9];[.E10:.E13];[.E17:.E22];[.E24:.E30];[.E32:.E35])" office:value-type="float" office:value="-237" calcext:value-type="float">
            <text:p>-237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7]" office:value-type="float" office:value="286" calcext:value-type="float">
            <text:p>286</text:p>
          </table:table-cell>
          <table:table-cell table:style-name="ce56" table:formula="of:=[.D37]" office:value-type="float" office:value="49" calcext:value-type="float">
            <text:p>49</text:p>
          </table:table-cell>
          <table:table-cell table:style-name="ce86" table:formula="of:=ABS([.E37])" office:value-type="float" office:value="237" calcext:value-type="float">
            <text:p>237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B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R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1" office:value-type="string" calcext:value-type="string" table:number-columns-spanned="2" table:number-rows-spanned="1">
            <text:p>JS</text:p>
          </table:table-cell>
          <table:covered-table-cell table:style-name="ce5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7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8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9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162" office:value-type="string" calcext:value-type="string" table:number-columns-spanned="3" table:number-rows-spanned="1">
            <text:p>Kosten</text:p>
          </table:table-cell>
          <table:covered-table-cell table:number-columns-repeated="2" table:style-name="ce162"/>
          <table:table-cell table:number-columns-repeated="1018"/>
        </table:table-row>
        <table:table-row table:style-name="ro9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14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41"/>
          <table:table-cell table:style-name="ce153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42" office:value-type="string" calcext:value-type="string" table:number-columns-spanned="2" table:number-rows-spanned="1">
            <text:p>Total Kosten Projekt</text:p>
          </table:table-cell>
          <table:covered-table-cell table:style-name="ce142"/>
          <table:table-cell table:number-columns-repeated="1022"/>
        </table:table-row>
        <table:table-row table:style-name="ro9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13" office:value-type="string" calcext:value-type="string">
            <text:p>Total</text:p>
          </table:table-cell>
          <table:table-cell table:style-name="ce153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2.1</text:p>
          </table:table-cell>
          <table:table-cell table:style-name="ce125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2</text:p>
          </table:table-cell>
          <table:table-cell table:style-name="ce126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3</text:p>
          </table:table-cell>
          <table:table-cell table:style-name="ce126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4</text:p>
          </table:table-cell>
          <table:table-cell table:style-name="ce126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5</text:p>
          </table:table-cell>
          <table:table-cell table:style-name="ce126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6</text:p>
          </table:table-cell>
          <table:table-cell table:style-name="ce126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7</text:p>
          </table:table-cell>
          <table:table-cell table:style-name="ce126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8</text:p>
          </table:table-cell>
          <table:table-cell table:style-name="ce125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9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10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6" office:value-type="string" calcext:value-type="string">
            <text:p>3.1</text:p>
          </table:table-cell>
          <table:table-cell table:style-name="ce126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2</text:p>
          </table:table-cell>
          <table:table-cell table:style-name="ce126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3</text:p>
          </table:table-cell>
          <table:table-cell table:style-name="ce126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4</text:p>
          </table:table-cell>
          <table:table-cell table:style-name="ce126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5</text:p>
          </table:table-cell>
          <table:table-cell table:style-name="ce126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6</text:p>
          </table:table-cell>
          <table:table-cell table:style-name="ce125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7</text:p>
          </table:table-cell>
          <table:table-cell table:style-name="ce125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8</text:p>
          </table:table-cell>
          <table:table-cell table:style-name="ce126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9</text:p>
          </table:table-cell>
          <table:table-cell table:style-name="ce125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0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1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4.1</text:p>
          </table:table-cell>
          <table:table-cell table:style-name="ce125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4.2</text:p>
          </table:table-cell>
          <table:table-cell table:style-name="ce126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3</text:p>
          </table:table-cell>
          <table:table-cell table:style-name="ce125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4</text:p>
          </table:table-cell>
          <table:table-cell table:style-name="ce125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4.5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7</text:p>
          </table:table-cell>
          <table:table-cell table:style-name="ce125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8</text:p>
          </table:table-cell>
          <table:table-cell table:style-name="ce125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9</text:p>
          </table:table-cell>
          <table:table-cell table:style-name="ce125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12:25:25.608867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10T17:26:09.278336133</dc:date>
    <meta:editing-cycles>55</meta:editing-cycles>
    <dc:subject>Projektstrukturplan</dc:subject>
    <dc:title>PSP Projekt MOCS</dc:title>
    <meta:editing-duration>PT11H51M47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2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5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4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